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tifactLockStrategy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LockStrategy.unlockArtifact( Artifact artifact , File artifactFileToDow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LockStrategy.ArtifactLockStrategy( boolean debugLo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rtifactLockStrategy.lockArtifact( Artifact artifact , File artifactFileToDown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factLockStrategy.ArtifactLock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